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ff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9pt" style:font-size-asian="18pt" style:font-size-complex="18pt"/>
    </style:style>
    <style:style style:name="P3" style:family="paragraph">
      <style:paragraph-properties fo:text-align="center"/>
      <style:text-properties fo:font-family="Arial" style:font-family-generic="swiss" style:font-pitch="variable" fo:font-size="9pt"/>
    </style:style>
    <style:style style:name="P4" style:family="paragraph">
      <style:paragraph-properties fo:text-align="center"/>
      <style:text-properties fo:font-size="9pt" style:font-size-asian="18pt" style:font-size-complex="18pt"/>
    </style:style>
    <style:style style:name="P5" style:family="paragraph">
      <style:text-properties fo:color="#000080" fo:font-size="11pt" fo:font-weight="bold" style:font-size-asian="18pt" style:font-size-complex="18pt" style:font-relief="embossed"/>
    </style:style>
    <style:style style:name="P6" style:family="paragraph">
      <style:paragraph-properties fo:text-align="center"/>
      <style:text-properties fo:font-size="11pt" style:font-size-asian="18pt" style:font-size-complex="18pt"/>
    </style:style>
    <style:style style:name="T1" style:family="text">
      <style:text-properties fo:font-family="Arial" style:font-family-generic="swiss" style:font-pitch="variable" fo:font-size="9pt" style:font-size-asian="18pt" style:font-size-complex="18pt"/>
    </style:style>
    <style:style style:name="T2" style:family="text">
      <style:text-properties fo:color="#000080" fo:font-size="11pt" fo:font-weight="bold" style:font-size-asian="18pt" style:font-size-complex="18pt" style:font-relief="embossed"/>
    </style:style>
    <style:style style:name="T3" style:family="text">
      <style:text-properties fo:font-family="Arial" style:font-family-generic="swiss" style:font-pitch="variable" fo:font-size="9pt"/>
    </style:style>
    <style:style style:name="T4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4" draw:layer="layout" svg:width="3.695cm" svg:height="0.874cm" svg:x="2cm" svg:y="1.75cm">
          <text:p text:style-name="P1"><text:span text:style-name="T1">Go forward</text:span></text:p>
        </draw:rect>
        <draw:custom-shape draw:style-name="gr2" draw:text-style-name="P2" draw:id="id2" draw:layer="layout" svg:width="3.695cm" svg:height="1.71cm" svg:x="2cm" svg:y="5.5cm">
          <text:p text:style-name="P1"><text:span text:style-name="T1">Is robot mov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3.847cm" svg:y1="4.374cm" svg:x2="3.847cm" svg:y2="5.5cm" draw:start-shape="id1" draw:start-glue-point="2" draw:end-shape="id2" draw:end-glue-point="4" svg:d="m3847 4374v1126">
          <text:p/>
        </draw:connector>
        <draw:connector draw:style-name="gr4" draw:text-style-name="P4" draw:layer="layout" svg:x1="5.695cm" svg:y1="6.354cm" svg:x2="10.124cm" svg:y2="5.5cm" draw:start-shape="id2" draw:start-glue-point="7" draw:end-shape="id3" draw:end-glue-point="6" svg:d="m5695 6354h4429v-854">
          <text:p/>
        </draw:connector>
        <draw:rect draw:style-name="gr1" draw:text-style-name="P2" draw:id="id1" draw:layer="layout" svg:width="3.695cm" svg:height="0.874cm" svg:x="2cm" svg:y="3.5cm">
          <text:p text:style-name="P1"><text:span text:style-name="T1">Measure distance</text:span></text:p>
        </draw:rect>
        <draw:connector draw:style-name="gr4" draw:text-style-name="P1" draw:layer="layout" svg:x1="3.847cm" svg:y1="2.624cm" svg:x2="3.847cm" svg:y2="3.5cm" draw:start-shape="id4" draw:start-glue-point="2" draw:end-shape="id1" draw:end-glue-point="0" svg:d="m3847 2624v876">
          <text:p/>
        </draw:connector>
        <draw:custom-shape draw:style-name="gr2" draw:text-style-name="P2" draw:id="id5" draw:layer="layout" svg:width="3.695cm" svg:height="1.71cm" svg:x="2cm" svg:y="7.96cm">
          <text:p text:style-name="P1"><text:span text:style-name="T1">Object closer </text:span></text:p>
          <text:p text:style-name="P1"><text:span text:style-name="T1">than 10c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847cm" svg:y1="7.208cm" svg:x2="3.847cm" svg:y2="7.96cm" draw:start-shape="id2" draw:start-glue-point="6" draw:end-shape="id5" svg:d="m3847 7208v752">
          <text:p/>
        </draw:connector>
        <draw:custom-shape draw:style-name="gr2" draw:text-style-name="P2" draw:id="id6" draw:layer="layout" svg:width="3.695cm" svg:height="1.71cm" svg:x="5.75cm" svg:y="11.96cm">
          <text:p text:style-name="P1"><text:span text:style-name="T1">Object between</text:span><text:span text:style-name="T1"><text:line-break/></text:span><text:span text:style-name="T1">10-30c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.695cm" svg:y1="8.814cm" svg:x2="7.597cm" svg:y2="11.96cm" draw:start-shape="id5" draw:start-glue-point="7" draw:end-shape="id6" draw:end-glue-point="4" svg:d="m5695 8814h1902v3146">
          <text:p/>
        </draw:connector>
        <draw:connector draw:style-name="gr4" draw:text-style-name="P1" draw:layer="layout" svg:x1="3.847cm" svg:y1="9.668cm" svg:x2="3.874cm" svg:y2="10.5cm" draw:start-shape="id5" draw:start-glue-point="6" draw:end-shape="id7" draw:end-glue-point="4" svg:d="m3847 9668v427h27v405">
          <text:p/>
        </draw:connector>
        <draw:connector draw:style-name="gr4" draw:text-style-name="P1" draw:layer="layout" svg:x1="5.75cm" svg:y1="10.999cm" svg:x2="7.597cm" svg:y2="11.96cm" draw:start-shape="id7" draw:start-glue-point="7" draw:end-shape="id6" draw:end-glue-point="4" svg:d="m5750 10999h1847v961">
          <text:p/>
        </draw:connector>
        <draw:rect draw:style-name="gr1" draw:text-style-name="P2" draw:id="id8" draw:layer="layout" svg:width="3.695cm" svg:height="0.874cm" svg:x="5.75cm" svg:y="14.46cm">
          <text:p text:style-name="P1"><text:span text:style-name="T1">Look around and</text:span></text:p>
          <text:p text:style-name="P1"><text:span text:style-name="T1">decide witch way to go</text:span></text:p>
        </draw:rect>
        <draw:connector draw:style-name="gr4" draw:text-style-name="P1" draw:layer="layout" svg:x1="7.597cm" svg:y1="13.668cm" svg:x2="7.597cm" svg:y2="14.46cm" draw:start-shape="id6" draw:start-glue-point="6" draw:end-shape="id8" draw:end-glue-point="0" svg:d="m7597 13668v792">
          <text:p/>
        </draw:connector>
        <draw:rect draw:style-name="gr1" draw:text-style-name="P2" draw:id="id9" draw:layer="layout" svg:width="3.695cm" svg:height="0.874cm" svg:x="5.75cm" svg:y="15.96cm">
          <text:p text:style-name="P1"><text:span text:style-name="T1">Turn towards </text:span><text:span text:style-name="T1"><text:line-break/></text:span><text:span text:style-name="T1">determined direction</text:span></text:p>
        </draw:rect>
        <draw:custom-shape draw:style-name="gr2" draw:text-style-name="P2" draw:id="id10" draw:layer="layout" svg:width="3.695cm" svg:height="1.71cm" svg:x="5.75cm" svg:y="17.626cm">
          <text:p text:style-name="P1"><text:span text:style-name="T1">Is robot mov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.597cm" svg:y1="15.334cm" svg:x2="7.597cm" svg:y2="15.96cm" draw:start-shape="id8" draw:start-glue-point="2" draw:end-shape="id9" draw:end-glue-point="0" svg:d="m7597 15334v626">
          <text:p/>
        </draw:connector>
        <draw:connector draw:style-name="gr4" draw:text-style-name="P1" draw:layer="layout" svg:x1="7.597cm" svg:y1="16.834cm" svg:x2="7.597cm" svg:y2="17.626cm" draw:start-shape="id9" draw:start-glue-point="2" draw:end-shape="id10" draw:end-glue-point="4" svg:d="m7597 16834v792">
          <text:p/>
        </draw:connector>
        <draw:connector draw:style-name="gr4" draw:text-style-name="P1" draw:layer="layout" svg:x1="9.445cm" svg:y1="18.48cm" svg:x2="10.124cm" svg:y2="5.5cm" draw:start-shape="id10" draw:start-glue-point="7" draw:end-shape="id3" draw:end-glue-point="6" svg:d="m9445 18480h679v-12980">
          <text:p/>
        </draw:connector>
        <draw:custom-shape draw:style-name="gr2" draw:text-style-name="P2" draw:id="id11" draw:layer="layout" svg:width="3.695cm" svg:height="2cm" svg:x="5.75cm" svg:y="20.21cm">
          <text:p text:style-name="P1"><text:span text:style-name="T1">Is target distance</text:span><text:span text:style-name="T1"><text:line-break/></text:span><text:span text:style-name="T1">reac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.597cm" svg:y1="19.334cm" svg:x2="7.597cm" svg:y2="20.21cm" draw:start-shape="id10" draw:start-glue-point="6" draw:end-shape="id11" draw:end-glue-point="4" svg:d="m7597 19334v876">
          <text:p/>
        </draw:connector>
        <draw:connector draw:style-name="gr4" draw:text-style-name="P1" draw:layer="layout" draw:line-skew="-0.498cm" svg:x1="5.75cm" svg:y1="21.209cm" svg:x2="5.75cm" svg:y2="16.397cm" draw:start-shape="id11" draw:start-glue-point="5" draw:end-shape="id9" draw:end-glue-point="3" svg:d="m5750 21209h-1000v-4812h1000">
          <text:p/>
        </draw:connector>
        <draw:rect draw:style-name="gr1" draw:text-style-name="P2" draw:id="id12" draw:layer="layout" svg:width="3.695cm" svg:height="0.874cm" svg:x="5.75cm" svg:y="23cm">
          <text:p text:style-name="P1"><text:span text:style-name="T1">Go forward</text:span></text:p>
        </draw:rect>
        <draw:connector draw:style-name="gr4" draw:text-style-name="P1" draw:layer="layout" svg:x1="7.597cm" svg:y1="22.21cm" svg:x2="7.597cm" svg:y2="23cm" draw:start-shape="id11" draw:start-glue-point="6" draw:end-shape="id12" draw:end-glue-point="0" svg:d="m7597 22210v790">
          <text:p/>
        </draw:connector>
        <draw:connector draw:style-name="gr4" draw:text-style-name="P1" draw:layer="layout" svg:x1="7.597cm" svg:y1="23.874cm" svg:x2="7.624cm" svg:y2="24.75cm" draw:start-shape="id12" draw:start-glue-point="2" draw:end-shape="id13" draw:end-glue-point="4" svg:d="m7597 23874v448h27v428">
          <text:p/>
        </draw:connector>
        <draw:connector draw:style-name="gr4" draw:text-style-name="P1" draw:layer="layout" draw:line-skew="0cm -0.249cm" svg:x1="7.624cm" svg:y1="25.75cm" svg:x2="2cm" svg:y2="3.937cm" draw:start-shape="id13" draw:start-glue-point="6" draw:end-shape="id1" draw:end-glue-point="3" svg:d="m7624 25750v522h-6374v-22335h750">
          <text:p/>
        </draw:connector>
        <draw:connector draw:style-name="gr4" draw:text-style-name="P1" draw:layer="layout" svg:x1="10.124cm" svg:y1="4.5cm" svg:x2="5.695cm" svg:y2="3.937cm" draw:start-shape="id3" draw:start-glue-point="4" draw:end-shape="id1" draw:end-glue-point="1" svg:d="m10124 4500v-563h-4429">
          <text:p/>
        </draw:connector>
        <draw:custom-shape draw:style-name="gr5" draw:text-style-name="P1" draw:id="id3" draw:layer="layout" svg:width="3.75cm" svg:height="1cm" svg:x="8.25cm" svg:y="4.5cm">
          <text:p text:style-name="P1"><text:span text:style-name="T1">Avoid blocked pa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id="id13" draw:layer="layout" svg:width="3.75cm" svg:height="1cm" svg:x="5.75cm" svg:y="24.75cm">
          <text:p text:style-name="P1"><text:span text:style-name="T1">Adjust spe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" draw:id="id7" draw:layer="layout" svg:width="3.75cm" svg:height="1cm" svg:x="2cm" svg:y="10.5cm">
          <text:p text:style-name="P1"><text:span text:style-name="T1">Get more spa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5" draw:layer="layout" svg:width="2.653cm" svg:height="0.704cm" svg:x="8.597cm" svg:y="26cm">
          <draw:text-box>
            <text:p><text:span text:style-name="T2">arvydas.net</text:span></text:p>
          </draw:text-box>
        </draw:frame>
      </draw:page>
      <draw:page draw:name="page2" draw:style-name="dp1" draw:master-page-name="Default">
        <draw:rect draw:style-name="gr1" draw:text-style-name="P3" draw:id="id14" draw:layer="layout" svg:width="4cm" svg:height="1.034cm" svg:x="3cm" svg:y="4.845cm">
          <text:p text:style-name="P1"><text:span text:style-name="T3">Stop motors and wait</text:span><text:span text:style-name="T3"><text:line-break/></text:span><text:span text:style-name="T3">500ms to stop</text:span></text:p>
        </draw:rect>
        <draw:rect draw:style-name="gr1" draw:text-style-name="P3" draw:id="id15" draw:layer="layout" svg:width="4cm" svg:height="1.035cm" svg:x="3cm" svg:y="6.655cm">
          <text:p text:style-name="P1"><text:span text:style-name="T3">Go backwards for 1s</text:span></text:p>
        </draw:rect>
        <draw:rect draw:style-name="gr1" draw:text-style-name="P3" draw:id="id17" draw:layer="layout" svg:width="4cm" svg:height="1.034cm" svg:x="3cm" svg:y="9.966cm">
          <text:p text:style-name="P1"><text:span text:style-name="T3">Go forward</text:span></text:p>
        </draw:rect>
        <draw:rect draw:style-name="gr1" draw:text-style-name="P3" draw:id="id16" draw:layer="layout" svg:width="4cm" svg:height="1.035cm" svg:x="3cm" svg:y="8.31cm">
          <text:p text:style-name="P1"><text:span text:style-name="T3">Stop motors and wait</text:span><text:span text:style-name="T3"><text:line-break/></text:span><text:span text:style-name="T3">500ms to stop</text:span></text:p>
        </draw:rect>
        <draw:connector draw:style-name="gr4" draw:text-style-name="P1" draw:layer="layout" svg:x1="5cm" svg:y1="5.879cm" svg:x2="5cm" svg:y2="6.655cm" draw:start-shape="id14" draw:start-glue-point="2" draw:end-shape="id15" draw:end-glue-point="0" svg:d="m5000 5879v776">
          <text:p/>
        </draw:connector>
        <draw:connector draw:style-name="gr4" draw:text-style-name="P1" draw:layer="layout" svg:x1="5cm" svg:y1="7.69cm" svg:x2="5cm" svg:y2="8.31cm" draw:start-shape="id15" draw:start-glue-point="2" draw:end-shape="id16" draw:end-glue-point="0" svg:d="m5000 7690v620">
          <text:p/>
        </draw:connector>
        <draw:connector draw:style-name="gr4" draw:text-style-name="P1" draw:layer="layout" svg:x1="5cm" svg:y1="9.345cm" svg:x2="5cm" svg:y2="9.966cm" draw:start-shape="id16" draw:start-glue-point="2" draw:end-shape="id17" draw:end-glue-point="0" svg:d="m5000 9345v621">
          <text:p/>
        </draw:connector>
        <draw:line draw:style-name="gr7" draw:text-style-name="P1" draw:layer="layout" svg:x1="1.75cm" svg:y1="2.75cm" svg:x2="1.75cm" svg:y2="13cm">
          <text:p/>
        </draw:line>
        <draw:custom-shape draw:style-name="gr8" draw:text-style-name="P1" draw:layer="layout" svg:width="6.5cm" svg:height="1.25cm" svg:x="1.75cm" svg:y="1.75cm">
          <text:p text:style-name="P1">Avoid Blocked Path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id="id19" draw:layer="layout" svg:width="1cm" svg:height="1cm" svg:x="4.5cm" svg:y="11.75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" draw:text-style-name="P1" draw:id="id18" draw:layer="layout" svg:width="1.083cm" svg:height="1.034cm" svg:x="4.459cm" svg:y="3.2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5cm" svg:y1="4.284cm" svg:x2="5cm" svg:y2="4.845cm" draw:start-shape="id18" draw:start-glue-point="8" draw:end-shape="id14" draw:end-glue-point="0" svg:d="m5000 4284v561">
          <text:p/>
        </draw:connector>
        <draw:connector draw:style-name="gr4" draw:text-style-name="P1" draw:layer="layout" svg:x1="5cm" svg:y1="11cm" svg:x2="4.999cm" svg:y2="11.75cm" draw:start-shape="id17" draw:start-glue-point="2" draw:end-shape="id19" draw:end-glue-point="4" svg:d="m5000 11000v385h-1v365">
          <text:p/>
        </draw:connector>
        <draw:frame draw:style-name="gr6" draw:text-style-name="P5" draw:layer="layout" svg:width="2.653cm" svg:height="0.704cm" svg:x="5.75cm" svg:y="12.25cm">
          <draw:text-box>
            <text:p><text:span text:style-name="T2">arvydas.net</text:span></text:p>
          </draw:text-box>
        </draw:frame>
      </draw:page>
      <draw:page draw:name="page3" draw:style-name="dp1" draw:master-page-name="Default">
        <draw:line draw:style-name="gr7" draw:text-style-name="P1" draw:layer="layout" svg:x1="1.75cm" svg:y1="2.75cm" svg:x2="1.75cm" svg:y2="19cm">
          <text:p/>
        </draw:line>
        <draw:custom-shape draw:style-name="gr8" draw:text-style-name="P1" draw:layer="layout" svg:width="11.25cm" svg:height="1.25cm" svg:x="1.75cm" svg:y="1.75cm">
          <text:p text:style-name="P1">Get More Spac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id="id21" draw:layer="layout" svg:width="3.695cm" svg:height="1.71cm" svg:x="8.305cm" svg:y="13.04cm">
          <text:p text:style-name="P1"><text:span text:style-name="T1">Is robot mov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id="id23" draw:layer="layout" svg:width="3.75cm" svg:height="1cm" svg:x="5.25cm" svg:y="15.25cm">
          <text:p text:style-name="P1"><text:span text:style-name="T1">Avoid blocked pa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6.445cm" svg:y1="11.394cm" svg:x2="10.152cm" svg:y2="13.04cm" draw:start-shape="id20" draw:start-glue-point="7" draw:end-shape="id21" draw:end-glue-point="4" svg:d="m6445 11394h3707v1646">
          <text:p/>
        </draw:connector>
        <draw:connector draw:style-name="gr4" draw:text-style-name="P1" draw:layer="layout" draw:line-skew="0cm 5.365cm" svg:x1="10.152cm" svg:y1="14.748cm" svg:x2="6.445cm" svg:y2="8.977cm" draw:start-shape="id21" draw:start-glue-point="6" draw:end-shape="id22" draw:end-glue-point="1" svg:d="m10152 14748v523h2598v-6294h-6305">
          <text:p/>
        </draw:connector>
        <draw:connector draw:style-name="gr4" draw:text-style-name="P1" draw:layer="layout" svg:x1="7.124cm" svg:y1="16.25cm" svg:x2="4.596cm" svg:y2="17.75cm" draw:start-shape="id23" draw:start-glue-point="6" draw:end-shape="id24" draw:end-glue-point="4" svg:d="m7124 16250v761h-2528v739">
          <text:p/>
        </draw:connector>
        <draw:connector draw:style-name="gr4" draw:text-style-name="P1" draw:layer="layout" svg:x1="8.305cm" svg:y1="13.894cm" svg:x2="7.124cm" svg:y2="15.25cm" draw:start-shape="id21" draw:start-glue-point="5" draw:end-shape="id23" draw:end-glue-point="4" svg:d="m8305 13894h-1181v1356">
          <text:p/>
        </draw:connector>
        <draw:rect draw:style-name="gr1" draw:text-style-name="P3" draw:id="id25" draw:layer="layout" svg:width="3.695cm" svg:height="1cm" svg:x="2.75cm" svg:y="4.79cm">
          <text:p text:style-name="P1"><text:span text:style-name="T3">Stop motors and wait</text:span><text:span text:style-name="T3"><text:line-break/></text:span><text:span text:style-name="T3">500ms to stop</text:span></text:p>
        </draw:rect>
        <draw:rect draw:style-name="gr1" draw:text-style-name="P3" draw:id="id26" draw:layer="layout" svg:width="3.695cm" svg:height="1cm" svg:x="2.75cm" svg:y="6.79cm">
          <text:p text:style-name="P1"><text:span text:style-name="T3">Go backwards</text:span></text:p>
        </draw:rect>
        <draw:connector draw:style-name="gr4" draw:text-style-name="P1" draw:layer="layout" svg:x1="4.597cm" svg:y1="9.414cm" svg:x2="4.597cm" svg:y2="10.54cm" draw:start-shape="id22" draw:start-glue-point="2" draw:end-shape="id20" draw:end-glue-point="4" svg:d="m4597 9414v1126">
          <text:p/>
        </draw:connector>
        <draw:custom-shape draw:style-name="gr2" draw:text-style-name="P2" draw:id="id20" draw:layer="layout" svg:width="3.695cm" svg:height="1.71cm" svg:x="2.75cm" svg:y="10.54cm">
          <text:p text:style-name="P1"><text:span text:style-name="T1">Object further </text:span></text:p>
          <text:p text:style-name="P1"><text:span text:style-name="T1">than 15c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id="id24" draw:layer="layout" svg:width="1cm" svg:height="1cm" svg:x="4.097cm" svg:y="17.75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rect draw:style-name="gr1" draw:text-style-name="P2" draw:id="id22" draw:layer="layout" svg:width="3.695cm" svg:height="0.874cm" svg:x="2.75cm" svg:y="8.54cm">
          <text:p text:style-name="P1"><text:span text:style-name="T1">Measure distance</text:span></text:p>
        </draw:rect>
        <draw:connector draw:style-name="gr4" draw:text-style-name="P1" draw:layer="layout" svg:x1="4.597cm" svg:y1="5.79cm" svg:x2="4.597cm" svg:y2="6.79cm" draw:start-shape="id25" draw:start-glue-point="2" draw:end-shape="id26" draw:end-glue-point="0" svg:d="m4597 5790v1000">
          <text:p/>
        </draw:connector>
        <draw:custom-shape draw:style-name="gr9" draw:text-style-name="P1" draw:id="id27" draw:layer="layout" svg:width="1cm" svg:height="1cm" svg:x="4.097cm" svg:y="3.2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4.597cm" svg:y1="12.248cm" svg:x2="4.596cm" svg:y2="17.75cm" draw:start-shape="id20" draw:start-glue-point="6" draw:end-shape="id24" draw:end-glue-point="4" svg:d="m4597 12248v2762h-1v2740">
          <text:p/>
        </draw:connector>
        <draw:connector draw:style-name="gr4" draw:text-style-name="P1" draw:layer="layout" svg:x1="4.597cm" svg:y1="7.79cm" svg:x2="4.597cm" svg:y2="8.54cm" draw:start-shape="id26" draw:start-glue-point="2" draw:end-shape="id22" draw:end-glue-point="0" svg:d="m4597 7790v750">
          <text:p/>
        </draw:connector>
        <draw:connector draw:style-name="gr4" draw:text-style-name="P1" draw:layer="layout" svg:x1="4.596cm" svg:y1="4.25cm" svg:x2="4.597cm" svg:y2="4.79cm" draw:start-shape="id27" draw:start-glue-point="8" draw:end-shape="id25" draw:end-glue-point="0" svg:d="m4596 4250v280h1v260">
          <text:p/>
        </draw:connector>
        <draw:frame draw:style-name="gr6" draw:text-style-name="P5" draw:layer="layout" svg:width="2.653cm" svg:height="0.704cm" svg:x="10cm" svg:y="18.296cm">
          <draw:text-box>
            <text:p><text:span text:style-name="T2">arvydas.net</text:span></text:p>
          </draw:text-box>
        </draw:frame>
      </draw:page>
      <draw:page draw:name="page4" draw:style-name="dp1" draw:master-page-name="Default">
        <draw:line draw:style-name="gr7" draw:text-style-name="P1" draw:layer="layout" svg:x1="1.75cm" svg:y1="2.75cm" svg:x2="1.75cm" svg:y2="17cm">
          <text:p/>
        </draw:line>
        <draw:custom-shape draw:style-name="gr8" draw:text-style-name="P1" draw:layer="layout" svg:width="9.75cm" svg:height="1.25cm" svg:x="1.75cm" svg:y="1.75cm">
          <text:p text:style-name="P1">Adjust Speed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id="id34" draw:layer="layout" svg:width="3.695cm" svg:height="1.71cm" svg:x="6.805cm" svg:y="9.75cm">
          <text:p text:style-name="P1"><text:span text:style-name="T1">Is going slower</text:span><text:span text:style-name="T1"><text:line-break/></text:span><text:span text:style-name="T1">than 35cm/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" draw:id="id29" draw:layer="layout" svg:width="3.695cm" svg:height="1cm" svg:x="2.625cm" svg:y="4.79cm">
          <text:p text:style-name="P1"><text:span text:style-name="T3">Estimate speed</text:span></text:p>
        </draw:rect>
        <draw:custom-shape draw:style-name="gr2" draw:text-style-name="P2" draw:id="id30" draw:layer="layout" svg:width="3.695cm" svg:height="1.71cm" svg:x="2.625cm" svg:y="6.75cm">
          <text:p text:style-name="P1"><text:span text:style-name="T1">Going faster </text:span></text:p>
          <text:p text:style-name="P1"><text:span text:style-name="T1">than 40cm/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id="id33" draw:layer="layout" svg:width="1cm" svg:height="1cm" svg:x="3.972cm" svg:y="15.25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" draw:text-style-name="P1" draw:id="id28" draw:layer="layout" svg:width="1cm" svg:height="1cm" svg:x="3.972cm" svg:y="3.2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4.471cm" svg:y1="4.25cm" svg:x2="4.472cm" svg:y2="4.79cm" draw:start-shape="id28" draw:start-glue-point="8" draw:end-shape="id29" draw:end-glue-point="0" svg:d="m4471 4250v280h1v260">
          <text:p/>
        </draw:connector>
        <draw:rect draw:style-name="gr1" draw:text-style-name="P3" draw:id="id31" draw:layer="layout" svg:width="3.695cm" svg:height="1cm" svg:x="2.625cm" svg:y="9.25cm">
          <text:p text:style-name="P1"><text:span text:style-name="T3">Decrease output voltage</text:span></text:p>
          <text:p text:style-name="P1"><text:span text:style-name="T3">by 5/256</text:span></text:p>
        </draw:rect>
        <draw:rect draw:style-name="gr1" draw:text-style-name="P3" draw:id="id35" draw:layer="layout" svg:width="3.695cm" svg:height="1cm" svg:x="6.805cm" svg:y="12.25cm">
          <text:p text:style-name="P1"><text:span text:style-name="T3">Increase output voltage</text:span></text:p>
          <text:p text:style-name="P1"><text:span text:style-name="T3">by 5/256</text:span></text:p>
        </draw:rect>
        <draw:rect draw:style-name="gr1" draw:text-style-name="P3" draw:id="id32" draw:layer="layout" svg:width="3.695cm" svg:height="1cm" svg:x="2.625cm" svg:y="11cm">
          <text:p text:style-name="P1"><text:span text:style-name="T3">Don't go slower than</text:span></text:p>
          <text:p text:style-name="P1"><text:span text:style-name="T3">½ of max speed</text:span></text:p>
        </draw:rect>
        <draw:connector draw:style-name="gr4" draw:text-style-name="P1" draw:layer="layout" svg:x1="4.472cm" svg:y1="5.79cm" svg:x2="4.472cm" svg:y2="6.75cm" draw:start-shape="id29" draw:start-glue-point="2" draw:end-shape="id30" draw:end-glue-point="4" svg:d="m4472 5790v960">
          <text:p/>
        </draw:connector>
        <draw:connector draw:style-name="gr4" draw:text-style-name="P1" draw:layer="layout" svg:x1="4.472cm" svg:y1="8.458cm" svg:x2="4.472cm" svg:y2="9.25cm" draw:start-shape="id30" draw:start-glue-point="6" draw:end-shape="id31" draw:end-glue-point="0" svg:d="m4472 8458v792">
          <text:p/>
        </draw:connector>
        <draw:connector draw:style-name="gr4" draw:text-style-name="P1" draw:layer="layout" svg:x1="4.472cm" svg:y1="10.25cm" svg:x2="4.472cm" svg:y2="11cm" draw:start-shape="id31" draw:start-glue-point="2" draw:end-shape="id32" draw:end-glue-point="0" svg:d="m4472 10250v750">
          <text:p/>
        </draw:connector>
        <draw:connector draw:style-name="gr4" draw:text-style-name="P1" draw:layer="layout" svg:x1="4.472cm" svg:y1="12cm" svg:x2="4.471cm" svg:y2="15.25cm" draw:start-shape="id32" draw:start-glue-point="2" draw:end-shape="id33" draw:end-glue-point="4" svg:d="m4472 12000v1635h-1v1615">
          <text:p/>
        </draw:connector>
        <draw:connector draw:style-name="gr4" draw:text-style-name="P1" draw:layer="layout" svg:x1="8.652cm" svg:y1="11.458cm" svg:x2="8.652cm" svg:y2="12.25cm" draw:start-shape="id34" draw:start-glue-point="6" draw:end-shape="id35" draw:end-glue-point="0" svg:d="m8652 11458v792">
          <text:p/>
        </draw:connector>
        <draw:connector draw:style-name="gr4" draw:text-style-name="P1" draw:layer="layout" draw:line-skew="-0.385cm" svg:x1="8.652cm" svg:y1="13.25cm" svg:x2="4.471cm" svg:y2="15.25cm" draw:start-shape="id35" draw:start-glue-point="2" draw:end-shape="id33" draw:end-glue-point="4" svg:d="m8652 13250v625h-4181v1375">
          <text:p/>
        </draw:connector>
        <draw:connector draw:style-name="gr4" draw:text-style-name="P1" draw:layer="layout" svg:x1="8.652cm" svg:y1="9.75cm" svg:x2="6.32cm" svg:y2="7.604cm" draw:start-shape="id34" draw:start-glue-point="4" draw:end-shape="id30" draw:end-glue-point="7" svg:d="m8652 9750v-2146h-2332">
          <text:p/>
        </draw:connector>
        <draw:connector draw:style-name="gr4" draw:text-style-name="P1" draw:layer="layout" draw:line-skew="0cm 1.115cm" svg:x1="10.5cm" svg:y1="10.604cm" svg:x2="4.471cm" svg:y2="15.25cm" draw:start-shape="id34" draw:start-glue-point="7" draw:end-shape="id33" draw:end-glue-point="4" svg:d="m10500 10604h521v3876h-6550v770">
          <text:p/>
        </draw:connector>
        <draw:frame draw:style-name="gr6" draw:text-style-name="P5" draw:layer="layout" svg:width="2.653cm" svg:height="0.704cm" svg:x="8.097cm" svg:y="16.046cm">
          <draw:text-box>
            <text:p><text:span text:style-name="T2">arvydas.net</text:span></text:p>
          </draw:text-box>
        </draw:frame>
      </draw:page>
      <draw:page draw:name="page5" draw:style-name="dp1" draw:master-page-name="Default">
        <draw:rect draw:style-name="gr1" draw:text-style-name="P2" draw:id="id36" draw:layer="layout" svg:width="3.695cm" svg:height="1.374cm" svg:x="1.805cm" svg:y="1.729cm">
          <text:p text:style-name="P1"><text:span text:style-name="T1">Go forward</text:span></text:p>
        </draw:rect>
        <draw:custom-shape draw:style-name="gr2" draw:text-style-name="P2" draw:id="id37" draw:layer="layout" svg:width="3.695cm" svg:height="1.71cm" svg:x="1.805cm" svg:y="3.769cm">
          <text:p text:style-name="P1"><text:span text:style-name="T1">Object closer</text:span></text:p>
          <text:p text:style-name="P1"><text:span text:style-name="T1">than 20c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3.652cm" svg:y1="3.103cm" svg:x2="3.652cm" svg:y2="3.769cm" draw:start-shape="id36" draw:start-glue-point="2" draw:end-shape="id37" draw:end-glue-point="4" svg:d="m3652 3103v666">
          <text:p/>
        </draw:connector>
        <draw:rect draw:style-name="gr1" draw:text-style-name="P3" draw:id="id38" draw:layer="layout" svg:width="3.695cm" svg:height="1.374cm" svg:x="1.805cm" svg:y="8.479cm">
          <text:p text:style-name="P1"><text:span text:style-name="T3">Turn head </text:span></text:p>
          <text:p text:style-name="P1"><text:span text:style-name="T3">-90 deg</text:span></text:p>
        </draw:rect>
        <draw:custom-shape draw:style-name="gr2" draw:text-style-name="P4" draw:id="id39" draw:layer="layout" svg:width="3.695cm" svg:height="1.374cm" svg:x="1.805cm" svg:y="10.539cm">
          <text:p text:style-name="P1"><text:span text:style-name="T4">Measure distanc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1" draw:text-style-name="P3" draw:id="id40" draw:layer="layout" svg:width="3.695cm" svg:height="1.373cm" svg:x="1.805cm" svg:y="12.601cm">
          <text:p text:style-name="P1"><text:span text:style-name="T3">Increment head angle</text:span></text:p>
          <text:p text:style-name="P1"><text:span text:style-name="T3">by 10 deg</text:span></text:p>
        </draw:rect>
        <draw:connector draw:style-name="gr4" draw:text-style-name="P4" draw:layer="layout" svg:x1="3.652cm" svg:y1="9.853cm" svg:x2="3.652cm" svg:y2="10.539cm" draw:start-shape="id38" draw:start-glue-point="2" draw:end-shape="id39" draw:end-glue-point="5" svg:d="m3652 9853v686">
          <text:p/>
        </draw:connector>
        <draw:connector draw:style-name="gr4" draw:text-style-name="P4" draw:layer="layout" svg:x1="3.652cm" svg:y1="11.913cm" svg:x2="3.652cm" svg:y2="12.601cm" draw:start-shape="id39" draw:start-glue-point="8" draw:end-shape="id40" draw:end-glue-point="0" svg:d="m3652 11913v688">
          <text:p/>
        </draw:connector>
        <draw:rect draw:style-name="gr1" draw:text-style-name="P3" draw:id="id46" draw:layer="layout" svg:width="3.695cm" svg:height="1.374cm" svg:x="1.805cm" svg:y="6.344cm">
          <text:p text:style-name="P1"><text:span text:style-name="T3">Stop motors</text:span></text:p>
        </draw:rect>
        <draw:custom-shape draw:style-name="gr2" draw:text-style-name="P2" draw:id="id41" draw:layer="layout" svg:width="3.695cm" svg:height="1.832cm" svg:x="1.805cm" svg:y="14.662cm">
          <text:p text:style-name="P1"><text:span text:style-name="T1">Head reached </text:span></text:p>
          <text:p text:style-name="P1"><text:span text:style-name="T1">+90de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3.652cm" svg:y1="13.974cm" svg:x2="3.652cm" svg:y2="14.662cm" draw:start-shape="id40" draw:start-glue-point="2" draw:end-shape="id41" draw:end-glue-point="4" svg:d="m3652 13974v688">
          <text:p/>
        </draw:connector>
        <draw:connector draw:style-name="gr4" draw:text-style-name="P4" draw:layer="layout" svg:x1="5.5cm" svg:y1="15.577cm" svg:x2="5.038cm" svg:y2="11.225cm" draw:start-shape="id41" draw:start-glue-point="7" draw:end-shape="id39" draw:end-glue-point="6" svg:d="m5500 15577h521v-4352h-983">
          <text:p/>
        </draw:connector>
        <draw:custom-shape draw:style-name="gr2" draw:text-style-name="P2" draw:id="id42" draw:layer="layout" svg:width="3.695cm" svg:height="1.832cm" svg:x="1.805cm" svg:y="19.241cm">
          <text:p text:style-name="P1"><text:span text:style-name="T1">Distance more </text:span></text:p>
          <text:p text:style-name="P1"><text:span text:style-name="T1">than 50c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3" draw:id="id44" draw:layer="layout" svg:width="3.695cm" svg:height="1.374cm" svg:x="1.805cm" svg:y="17.18cm">
          <text:p text:style-name="P1"><text:span text:style-name="T3">Determine direction </text:span></text:p>
          <text:p text:style-name="P1"><text:span text:style-name="T3">vector with the distance </text:span></text:p>
          <text:p text:style-name="P1"><text:span text:style-name="T3">to the furthest object</text:span></text:p>
        </draw:rect>
        <draw:connector draw:style-name="gr4" draw:text-style-name="P4" draw:layer="layout" svg:x1="5.5cm" svg:y1="20.156cm" svg:x2="7.555cm" svg:y2="20.142cm" draw:start-shape="id42" draw:start-glue-point="7" draw:end-shape="id43" draw:end-glue-point="3" svg:d="m5500 20156h1038v-14h1017">
          <text:p/>
        </draw:connector>
        <draw:connector draw:style-name="gr4" draw:text-style-name="P4" draw:layer="layout" svg:x1="3.652cm" svg:y1="16.494cm" svg:x2="3.652cm" svg:y2="17.18cm" draw:start-shape="id41" draw:start-glue-point="6" draw:end-shape="id44" draw:end-glue-point="0" svg:d="m3652 16494v686">
          <text:p/>
        </draw:connector>
        <draw:connector draw:style-name="gr4" draw:text-style-name="P4" draw:layer="layout" svg:x1="3.652cm" svg:y1="18.554cm" svg:x2="3.652cm" svg:y2="19.241cm" draw:start-shape="id44" draw:start-glue-point="2" draw:end-shape="id42" draw:end-glue-point="4" svg:d="m3652 18554v687">
          <text:p/>
        </draw:connector>
        <draw:connector draw:style-name="gr4" draw:text-style-name="P4" draw:layer="layout" svg:x1="9.402cm" svg:y1="19.455cm" svg:x2="9.402cm" svg:y2="18.455cm" draw:start-shape="id43" draw:start-glue-point="0" draw:end-shape="id45" draw:end-glue-point="2" svg:d="m9402 19455v-1000">
          <text:p/>
        </draw:connector>
        <draw:connector draw:style-name="gr4" draw:text-style-name="P4" draw:layer="layout" svg:x1="9.402cm" svg:y1="17.082cm" svg:x2="5.038cm" svg:y2="11.225cm" draw:start-shape="id45" draw:start-glue-point="0" draw:end-shape="id39" draw:end-glue-point="6" svg:d="m9402 17082v-5857h-4364">
          <text:p/>
        </draw:connector>
        <draw:connector draw:style-name="gr4" draw:text-style-name="P4" draw:layer="layout" svg:x1="3.652cm" svg:y1="5.477cm" svg:x2="3.652cm" svg:y2="6.344cm" draw:start-shape="id37" draw:start-glue-point="6" draw:end-shape="id46" draw:end-glue-point="0" svg:d="m3652 5477v867">
          <text:p/>
        </draw:connector>
        <draw:connector draw:style-name="gr4" draw:text-style-name="P4" draw:layer="layout" svg:x1="3.652cm" svg:y1="7.718cm" svg:x2="3.652cm" svg:y2="8.479cm" draw:start-shape="id46" draw:start-glue-point="2" draw:end-shape="id38" draw:end-glue-point="0" svg:d="m3652 7718v761">
          <text:p/>
        </draw:connector>
        <draw:connector draw:style-name="gr4" draw:text-style-name="P4" draw:layer="layout" svg:x1="5.5cm" svg:y1="4.623cm" svg:x2="5.5cm" svg:y2="2.416cm" draw:start-shape="id37" draw:start-glue-point="7" draw:end-shape="id36" draw:end-glue-point="1" svg:d="m5500 4623h521v-2207h-521">
          <text:p/>
        </draw:connector>
        <draw:rect draw:style-name="gr10" draw:text-style-name="P3" draw:id="id45" draw:layer="layout" svg:width="3.695cm" svg:height="1.373cm" svg:x="7.555cm" svg:y="17.082cm">
          <text:p text:style-name="P1"><text:span text:style-name="T3">Turn body 90deg</text:span></text:p>
        </draw:rect>
        <draw:rect draw:style-name="gr1" draw:text-style-name="P3" draw:id="id43" draw:layer="layout" svg:width="3.695cm" svg:height="1.374cm" svg:x="7.555cm" svg:y="19.455cm">
          <text:p text:style-name="P1"><text:span text:style-name="T3">Turn head to 0deg</text:span></text:p>
        </draw:rect>
        <draw:rect draw:style-name="gr10" draw:text-style-name="P3" draw:id="id47" draw:layer="layout" svg:width="3.695cm" svg:height="1.373cm" svg:x="1.805cm" svg:y="21.856cm">
          <text:p text:style-name="P1"><text:span text:style-name="T3">Turn body to the direction </text:span></text:p>
          <text:p text:style-name="P1"><text:span text:style-name="T3">of furthest object</text:span></text:p>
        </draw:rect>
        <draw:connector draw:style-name="gr4" draw:text-style-name="P6" draw:layer="layout" svg:x1="3.652cm" svg:y1="21.073cm" svg:x2="3.652cm" svg:y2="21.856cm" draw:start-shape="id42" draw:start-glue-point="6" draw:end-shape="id47" draw:end-glue-point="0" svg:d="m3652 21073v783">
          <text:p/>
        </draw:connector>
        <draw:connector draw:style-name="gr4" draw:text-style-name="P6" draw:layer="layout" svg:x1="3.652cm" svg:y1="23.229cm" svg:x2="1.805cm" svg:y2="2.416cm" draw:start-shape="id47" draw:start-glue-point="2" draw:end-shape="id36" draw:end-glue-point="3" svg:d="m3652 23229v521h-2348v-21334h501">
          <text:p/>
        </draw:connector>
        <draw:frame draw:style-name="gr6" draw:text-style-name="P5" draw:layer="layout" svg:width="3.084cm" svg:height="0.704cm" svg:x="8.055cm" svg:y="23.025cm">
          <draw:text-box>
            <text:p><text:span text:style-name="T2">arvydas.co.u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02cm" draw:shadow-offset-y="0.0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rvydas Juskevicius</meta:initial-creator>
    <meta:creation-date>2009-11-26T13:58:42.17</meta:creation-date>
    <dc:date>2009-12-10T13:49:45.30</dc:date>
    <dc:creator>Arvydas Juskevicius</dc:creator>
    <meta:editing-duration>PT03H28M34S</meta:editing-duration>
    <meta:editing-cycles>16</meta:editing-cycles>
    <meta:generator>OpenOffice.org/3.1$Win32 OpenOffice.org_project/310m11$Build-9399</meta:generator>
    <meta:document-statistic meta:object-count="113"/>
  </office:meta>
</office:document-meta>
</file>